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70ee1" officeooo:paragraph-rsid="00170ee1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293d8" officeooo:paragraph-rsid="001293d8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bold" officeooo:rsid="0018b405" officeooo:paragraph-rsid="0018b405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fo:font-weight="bold" officeooo:rsid="001293d8" officeooo:paragraph-rsid="001293d8" style:font-weight-asian="bold" style:font-weight-complex="bold"/>
    </style:style>
    <style:style style:name="P5" style:family="paragraph" style:parent-style-name="Standard" style:list-style-name="L1">
      <style:text-properties fo:font-weight="bold" officeooo:rsid="0012f83e" officeooo:paragraph-rsid="0012f83e" style:font-weight-asian="bold" style:font-weight-complex="bold"/>
    </style:style>
    <style:style style:name="P6" style:family="paragraph" style:parent-style-name="Standard" style:list-style-name="L1">
      <style:text-properties fo:font-weight="bold" officeooo:rsid="0015854d" officeooo:paragraph-rsid="0015854d" style:font-weight-asian="bold" style:font-weight-complex="bold"/>
    </style:style>
    <style:style style:name="P7" style:family="paragraph" style:parent-style-name="Standard" style:list-style-name="L1">
      <style:text-properties fo:font-weight="bold" officeooo:rsid="00163c77" officeooo:paragraph-rsid="00163c77" style:font-weight-asian="bold" style:font-weight-complex="bold"/>
    </style:style>
    <style:style style:name="P8" style:family="paragraph" style:parent-style-name="Standard" style:list-style-name="L1">
      <style:text-properties fo:font-weight="bold" officeooo:rsid="00170ee1" officeooo:paragraph-rsid="00170ee1" style:font-weight-asian="bold" style:font-weight-complex="bold"/>
    </style:style>
    <style:style style:name="P9" style:family="paragraph" style:parent-style-name="Standard" style:list-style-name="L1">
      <style:text-properties officeooo:rsid="001293d8" officeooo:paragraph-rsid="001293d8"/>
    </style:style>
    <style:style style:name="P10" style:family="paragraph" style:parent-style-name="Standard">
      <style:text-properties officeooo:rsid="001293d8" officeooo:paragraph-rsid="001293d8"/>
    </style:style>
    <style:style style:name="P11" style:family="paragraph" style:parent-style-name="Standard" style:list-style-name="L1">
      <style:text-properties fo:font-weight="normal" officeooo:rsid="001293d8" officeooo:paragraph-rsid="001293d8" style:font-weight-asian="normal" style:font-weight-complex="normal"/>
    </style:style>
    <style:style style:name="P12" style:family="paragraph" style:parent-style-name="Standard">
      <style:text-properties fo:font-weight="normal" officeooo:rsid="001293d8" officeooo:paragraph-rsid="001293d8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2f83e" officeooo:paragraph-rsid="0012f83e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35acf" officeooo:paragraph-rsid="00135acf" style:font-weight-asian="normal" style:font-weight-complex="normal"/>
    </style:style>
    <style:style style:name="P15" style:family="paragraph" style:parent-style-name="Standard">
      <style:text-properties fo:font-weight="normal" officeooo:rsid="00135acf" officeooo:paragraph-rsid="00135acf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48b3c" officeooo:paragraph-rsid="00148b3c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5854d" officeooo:paragraph-rsid="0015854d" style:font-weight-asian="normal" style:font-weight-complex="normal"/>
    </style:style>
    <style:style style:name="P18" style:family="paragraph" style:parent-style-name="Standard">
      <style:text-properties fo:font-weight="normal" officeooo:rsid="0015854d" officeooo:paragraph-rsid="0015854d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163c77" officeooo:paragraph-rsid="00163c77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170ee1" officeooo:paragraph-rsid="00170ee1" style:font-weight-asian="normal" style:font-weight-complex="normal"/>
    </style:style>
    <style:style style:name="P21" style:family="paragraph" style:parent-style-name="Standard" style:list-style-name="L2">
      <style:text-properties fo:font-size="12pt" fo:font-weight="bold" officeooo:rsid="001c953c" officeooo:paragraph-rsid="001c953c" style:font-size-asian="10.5pt" style:font-weight-asian="bold" style:font-size-complex="12pt" style:font-weight-complex="bold"/>
    </style:style>
    <style:style style:name="P22" style:family="paragraph" style:parent-style-name="Standard" style:list-style-name="L2">
      <style:text-properties fo:font-size="12pt" fo:font-weight="normal" officeooo:rsid="001c953c" officeooo:paragraph-rsid="001c953c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text-properties fo:font-size="12pt" fo:font-weight="normal" officeooo:rsid="001d5c08" officeooo:paragraph-rsid="001d5c08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text-properties fo:font-size="12pt" fo:font-style="italic" fo:font-weight="normal" officeooo:rsid="001d5c08" officeooo:paragraph-rsid="001d5c08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 style:list-style-name="L2">
      <style:text-properties fo:font-size="12pt" fo:font-style="normal" fo:font-weight="normal" officeooo:rsid="001d5c08" officeooo:paragraph-rsid="001d5c08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text-properties fo:font-size="12pt" fo:font-style="normal" fo:font-weight="normal" officeooo:rsid="001e6887" officeooo:paragraph-rsid="001e6887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text-properties fo:font-size="12pt" fo:font-style="normal" fo:font-weight="normal" officeooo:rsid="00211eba" officeooo:paragraph-rsid="00211eba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text-properties fo:font-size="12pt" fo:font-style="normal" fo:font-weight="normal" officeooo:rsid="0022c76c" officeooo:paragraph-rsid="0022c76c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text-properties fo:font-size="12pt" fo:font-style="normal" fo:font-weight="normal" officeooo:rsid="00248185" officeooo:paragraph-rsid="00248185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248185" officeooo:paragraph-rsid="00248185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3">
      <style:text-properties fo:font-size="12pt" fo:font-style="normal" fo:font-weight="normal" officeooo:rsid="0025acad" officeooo:paragraph-rsid="0025acad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3">
      <style:text-properties fo:font-size="12pt" fo:font-style="normal" fo:font-weight="normal" officeooo:rsid="0025fbea" officeooo:paragraph-rsid="0025fbea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3">
      <style:text-properties fo:font-size="12pt" fo:font-style="normal" fo:font-weight="normal" officeooo:rsid="0026745f" officeooo:paragraph-rsid="0026745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3">
      <style:text-properties fo:font-size="12pt" fo:font-style="normal" fo:font-weight="normal" officeooo:rsid="0027c25a" officeooo:paragraph-rsid="0027c25a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3">
      <style:text-properties fo:font-size="12pt" fo:font-style="normal" fo:font-weight="normal" officeooo:rsid="0028cd1c" officeooo:paragraph-rsid="0028cd1c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3">
      <style:text-properties fo:font-size="12pt" fo:font-style="normal" fo:font-weight="normal" officeooo:rsid="0029cf2f" officeooo:paragraph-rsid="0029cf2f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size="12pt" fo:font-style="normal" fo:font-weight="normal" officeooo:rsid="0029cf2f" officeooo:paragraph-rsid="0029cf2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4">
      <style:text-properties fo:font-size="12pt" fo:font-style="normal" fo:font-weight="normal" officeooo:rsid="002cf1aa" officeooo:paragraph-rsid="002cf1aa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4">
      <style:text-properties fo:font-size="12pt" fo:font-style="normal" fo:font-weight="normal" officeooo:rsid="002db436" officeooo:paragraph-rsid="002db436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">
      <style:text-properties fo:font-size="12pt" fo:font-style="normal" fo:font-weight="bold" officeooo:rsid="001e6887" officeooo:paragraph-rsid="001e6887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 style:list-style-name="L2">
      <style:text-properties fo:font-size="12pt" fo:font-style="normal" fo:font-weight="bold" officeooo:rsid="00211eba" officeooo:paragraph-rsid="00211eba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 style:list-style-name="L2">
      <style:text-properties fo:font-size="12pt" fo:font-style="normal" fo:font-weight="bold" officeooo:rsid="0022c76c" officeooo:paragraph-rsid="0022c76c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 style:list-style-name="L3">
      <style:text-properties fo:font-size="12pt" fo:font-style="normal" fo:font-weight="bold" officeooo:rsid="0025acad" officeooo:paragraph-rsid="0025acad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 style:list-style-name="L3">
      <style:text-properties fo:font-size="12pt" fo:font-style="normal" fo:font-weight="bold" officeooo:rsid="0025fbea" officeooo:paragraph-rsid="0025fbea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 style:list-style-name="L3">
      <style:text-properties fo:font-size="12pt" fo:font-style="normal" fo:font-weight="bold" officeooo:rsid="0026745f" officeooo:paragraph-rsid="0026745f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 style:list-style-name="L3">
      <style:text-properties fo:font-size="12pt" fo:font-style="normal" fo:font-weight="bold" officeooo:rsid="0027c25a" officeooo:paragraph-rsid="0027c25a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 style:list-style-name="L4">
      <style:text-properties fo:font-size="12pt" fo:font-style="normal" fo:font-weight="bold" officeooo:rsid="002cf1aa" officeooo:paragraph-rsid="002cf1aa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break-before="page"/>
      <style:text-properties fo:font-size="14pt" fo:font-weight="bold" officeooo:rsid="0025acad" officeooo:paragraph-rsid="0025acad" style:font-size-asian="12.25pt" style:font-weight-asian="bold" style:font-size-complex="14pt" style:font-weight-complex="bold"/>
    </style:style>
    <style:style style:name="P49" style:family="paragraph" style:parent-style-name="Standard">
      <style:paragraph-properties fo:break-before="page"/>
      <style:text-properties fo:font-size="14pt" fo:font-style="normal" fo:font-weight="bold" officeooo:rsid="0025acad" officeooo:paragraph-rsid="0025acad" style:font-size-asian="12.25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break-before="page"/>
      <style:text-properties fo:font-size="14pt" fo:font-style="normal" fo:font-weight="bold" officeooo:rsid="002cf1aa" officeooo:paragraph-rsid="002cf1aa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48b3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e6887" style:font-style-asian="normal" style:font-style-complex="normal"/>
    </style:style>
    <style:style style:name="T5" style:family="text">
      <style:text-properties officeooo:rsid="002b840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ting a Django project</text:p>
      <text:p text:style-name="P3">Getting started</text:p>
      <text:list xml:id="list2631976584" text:style-name="L1">
        <text:list-item>
          <text:p text:style-name="P4">Open pycharm and create a project folder</text:p>
          <text:list>
            <text:list-item>
              <text:p text:style-name="P9">This will contain only the venv to begin</text:p>
            </text:list-item>
          </text:list>
        </text:list-item>
      </text:list>
      <text:p text:style-name="P10"/>
      <text:list xml:id="list154535711583375" text:continue-numbering="true" text:style-name="L1">
        <text:list-item>
          <text:p text:style-name="P4">Install django</text:p>
          <text:list>
            <text:list-item>
              <text:p text:style-name="P9">pip install django</text:p>
            </text:list-item>
          </text:list>
        </text:list-item>
      </text:list>
      <text:p text:style-name="P10"/>
      <text:list xml:id="list154535591806120" text:continue-numbering="true" text:style-name="L1">
        <text:list-item>
          <text:p text:style-name="P4">create a django project</text:p>
          <text:list>
            <text:list-item>
              <text:p text:style-name="P9">use the django-admin CLI to create project</text:p>
            </text:list-item>
            <text:list-item>
              <text:p text:style-name="P9">run django-admin –help to view available commands</text:p>
            </text:list-item>
            <text:list-item>
              <text:p text:style-name="P9">run django-admin startproject &lt;project_name&gt; to create project</text:p>
            </text:list-item>
            <text:list-item>
              <text:p text:style-name="P9">This will create a directory containing the main django project files under the name of &lt;project_name&gt; that was used</text:p>
            </text:list-item>
          </text:list>
        </text:list-item>
      </text:list>
      <text:p text:style-name="P10"/>
      <text:list xml:id="list154537149155830" text:continue-numbering="true" text:style-name="L1">
        <text:list-item>
          <text:p text:style-name="P4">manage.py</text:p>
          <text:list>
            <text:list-item>
              <text:p text:style-name="P11">Now that the project was created, a manage.py file was also created and placed in the main directory (outside of the django project directory). This file will be used from now on to run commands instead of django-admin. The manage.py file runs commands specifically for the project it was built for.</text:p>
            </text:list-item>
          </text:list>
        </text:list-item>
      </text:list>
      <text:p text:style-name="P12"/>
      <text:list xml:id="list154536662247772" text:continue-numbering="true" text:style-name="L1">
        <text:list-item>
          <text:p text:style-name="P5">Initialize a git repo</text:p>
          <text:list>
            <text:list-item>
              <text:p text:style-name="P13">git init</text:p>
            </text:list-item>
            <text:list-item>
              <text:p text:style-name="P13">create a .gitignore file in the root folder of the project (where manage.py is)</text:p>
            </text:list-item>
            <text:list-item>
              <text:p text:style-name="P13">to get a default .gitignore file, go to gitignore.io and type in the framework/language</text:p>
            </text:list-item>
            <text:list-item>
              <text:p text:style-name="P13">git add . (dot is all) &amp;&amp; git commit -m “Initial commit”</text:p>
            </text:list-item>
            <text:list-item>
              <text:p text:style-name="P13">(dot is to add all, -m is to be followed by notes about the commit taking place)</text:p>
            </text:list-item>
            <text:list-item>
              <text:p text:style-name="P14">After entering command from step 4, all files (excluding files in .gitignore) are pushed to the local repo. </text:p>
            </text:list-item>
            <text:list-item>
              <text:p text:style-name="P14">Add a remote repo</text:p>
              <text:list>
                <text:list-item>
                  <text:p text:style-name="P14">git remote add origin <text:a xlink:type="simple" xlink:href="https://github.com/beezkneez406/btre.git" text:style-name="Internet_20_link" text:visited-style-name="Visited_20_Internet_20_Link">https://github.com/beezkneez406/btre.git</text:a></text:p>
                </text:list-item>
              </text:list>
            </text:list-item>
            <text:list-item>
              <text:p text:style-name="P16">git branch -M main</text:p>
            </text:list-item>
            <text:list-item>
              <text:p text:style-name="P14">Push to remote repo</text:p>
              <text:list>
                <text:list-item>
                  <text:p text:style-name="P14">git push -u origin main</text:p>
                </text:list-item>
                <text:list-item>
                  <text:p text:style-name="P14">then add user name for github (jbies)</text:p>
                </text:list-item>
                <text:list-item>
                  <text:p text:style-name="P14">then type in PAT (personal access token)</text:p>
                </text:list-item>
                <text:list-item>
                  <text:p text:style-name="P14">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 <text:span text:style-name="T1">(for btre project, no expiration)</text:span></text:p>
                </text:list-item>
              </text:list>
            </text:list-item>
          </text:list>
        </text:list-item>
      </text:list>
      <text:p text:style-name="P15"/>
      <text:list xml:id="list154535403102632" text:continue-numbering="true" text:style-name="L1">
        <text:list-item>
          <text:p text:style-name="P6">Run the development server</text:p>
          <text:list>
            <text:list-item>
              <text:p text:style-name="P17">To run the dev server, type python manage.py runserver into the terminal</text:p>
            </text:list-item>
            <text:list-item>
              <text:p text:style-name="P17">With the server now running we can go to localhost:8000 to see our website</text:p>
            </text:list-item>
          </text:list>
        </text:list-item>
      </text:list>
      <text:p text:style-name="P18"/>
      <text:list xml:id="list154537102456641" text:continue-numbering="true" text:style-name="L1">
        <text:list-item>
          <text:p text:style-name="P6">Overview of django project files</text:p>
          <text:list>
            <text:list-item>
              <text:p text:style-name="P6">settings.py</text:p>
              <text:list>
                <text:list-item>
                  <text:p text:style-name="P17">BASE_DIR, base directory of project</text:p>
                </text:list-item>
                <text:list-item>
                  <text:p text:style-name="P17">SECURITY_KEY, used for production deployment. This needs to be hidden eventually.</text:p>
                </text:list-item>
                <text:list-item>
                  <text:p text:style-name="P17">DEBUG, set to True for development but needs to be set to False once deployed</text:p>
                </text:list-item>
                <text:list-item>
                  <text:p text:style-name="P17">ALLOWED_HOSTS, list of host domains that the website can serve</text:p>
                </text:list-item>
                <text:list-item>
                  <text:p text:style-name="P17"><text:soft-page-break/>INSTALLED_APPS, default apps are here to begin but the apps we build or need for other functionality will be added here</text:p>
                </text:list-item>
                <text:list-item>
                  <text:p text:style-name="P17">MIDDLEWARE, list of middleware django uses. A lot of what is listed here is for security.</text:p>
                </text:list-item>
                <text:list-item>
                  <text:p text:style-name="P17">ROOT_URLCONF, string that represents the full import path to url file</text:p>
                </text:list-item>
                <text:list-item>
                  <text:p text:style-name="P17">TEMPLATES, used to generate html for application. Tells django where to look for templates and which options to use.</text:p>
                </text:list-item>
                <text:list-item>
                  <text:p text:style-name="P17">WSGI_APPLICATION, path that the wsgi object that djangos built in servers use</text:p>
                </text:list-item>
                <text:list-item>
                  <text:p text:style-name="P17">DATABASES, where we configure our database parameters. Default is sqlite.</text:p>
                </text:list-item>
                <text:list-item>
                  <text:p text:style-name="P19">AUTH_PASSWORD_VALIDATORS, set rules for the types of passwords used</text:p>
                </text:list-item>
                <text:list-item>
                  <text:p text:style-name="P19">STATIC_URL, path used for static files (CSS, javascript, etc.)</text:p>
                </text:list-item>
              </text:list>
            </text:list-item>
            <text:list-item>
              <text:p text:style-name="P7">urls.py</text:p>
              <text:list>
                <text:list-item>
                  <text:p text:style-name="P19">routing file</text:p>
                </text:list-item>
                <text:list-item>
                  <text:p text:style-name="P19">urlpatterns list is where the path and view methods link should go</text:p>
                </text:list-item>
              </text:list>
            </text:list-item>
            <text:list-item>
              <text:p text:style-name="P8">wsgi.py</text:p>
              <text:list>
                <text:list-item>
                  <text:p text:style-name="P20">Stands for web server gateway interface</text:p>
                </text:list-item>
                <text:list-item>
                  <text:p text:style-name="P20">how web servers interact with web applications. </text:p>
                </text:list-item>
                <text:list-item>
                  <text:p text:style-name="P20">deals with hosting site so other people can access it</text:p>
                </text:list-item>
              </text:list>
            </text:list-item>
          </text:list>
        </text:list-item>
      </text:list>
      <text:p text:style-name="P1"/>
      <text:p text:style-name="P48">Creating an app</text:p>
      <text:list xml:id="list2502942864" text:style-name="L2">
        <text:list-item>
          <text:p text:style-name="P21">Create a django app</text:p>
          <text:list>
            <text:list-item>
              <text:p text:style-name="P22">To create an app use the manage.py script</text:p>
            </text:list-item>
            <text:list-item>
              <text:p text:style-name="P22">python manage.py startapp &lt;app_name&gt;</text:p>
            </text:list-item>
            <text:list-item>
              <text:p text:style-name="P23">This creates a new directory named &lt;app_name&gt;, this will include:</text:p>
              <text:list>
                <text:list-item>
                  <text:p text:style-name="P25"><text:s/>a directory called migrations for any migrations that are created</text:p>
                </text:list-item>
                <text:list-item>
                  <text:p text:style-name="P25">an <text:span text:style-name="T2">__init__.py,</text:span> so the app is treated as a package</text:p>
                </text:list-item>
                <text:list-item>
                  <text:p text:style-name="P25"><text:span text:style-name="T2">admin.py </text:span>for adding pieces of the app to the admin area</text:p>
                </text:list-item>
                <text:list-item>
                  <text:p text:style-name="P25"><text:span text:style-name="T2">apps.py,</text:span> inculdes the class of the configuration for the app</text:p>
                </text:list-item>
                <text:list-item>
                  <text:p text:style-name="P25"><text:span text:style-name="T2">models.py, </text:span>this is where the models for the app is created. Models are a description of the data to be stored (more or less). </text:p>
                </text:list-item>
                <text:list-item>
                  <text:p text:style-name="P25"><text:span text:style-name="T2">tests.py, </text:span>used for running tests</text:p>
                </text:list-item>
                <text:list-item>
                  <text:p text:style-name="P24">views.py, <text:span text:style-name="T3">this is where we will create methods/functions that will be linked to url</text:span><text:span text:style-name="T4">s</text:span></text:p>
                </text:list-item>
              </text:list>
            </text:list-item>
          </text:list>
        </text:list-item>
        <text:list-item>
          <text:p text:style-name="P40">Add the app to settings</text:p>
          <text:list>
            <text:list-item>
              <text:p text:style-name="P26">navigate to settings.py under the project folder.</text:p>
            </text:list-item>
            <text:list-item>
              <text:p text:style-name="P26">Under the INSTALLED_APPS list, add a new entry ‘&lt;app_name&gt;.apps.&lt;app_name&gt;Config’</text:p>
            </text:list-item>
            <text:list-item>
              <text:p text:style-name="P26">The new entry consists of the app name, then apps, then the class of the configuration from the apps.py file within the app we are adding.</text:p>
            </text:list-item>
          </text:list>
        </text:list-item>
        <text:list-item>
          <text:p text:style-name="P41">Create urls.py file in the app</text:p>
          <text:list>
            <text:list-item>
              <text:p text:style-name="P27">Inside the app we need to create a urls.py file. When we modify the urls.py file under the project folder, we will include this file to point to the urls for this app.</text:p>
            </text:list-item>
            <text:list-item>
              <text:p text:style-name="P27">Make necessary imports</text:p>
              <text:list>
                <text:list-item>
                  <text:p text:style-name="P27">from django.urls import path</text:p>
                </text:list-item>
                <text:list-item>
                  <text:p text:style-name="P27">from . Import views</text:p>
                </text:list-item>
              </text:list>
            </text:list-item>
            <text:list-item>
              <text:p text:style-name="P27">Add urlpatterns list</text:p>
              <text:list>
                <text:list-item>
                  <text:p text:style-name="P27">urlpatterns = []</text:p>
                </text:list-item>
              </text:list>
            </text:list-item>
            <text:list-item>
              <text:p text:style-name="P27">inside the urlpatterns, we need to add some paths. Using the path method that is imported add some urls to the list.</text:p>
              <text:list>
                <text:list-item>
                  <text:p text:style-name="P27">Path(‘&lt;path&gt;’, views.&lt;name_of_method_in_views&gt;, name=’&lt;name_to_access_this_path’&gt;)</text:p>
                </text:list-item>
              </text:list>
            </text:list-item>
          </text:list>
        </text:list-item>
        <text:list-item>
          <text:p text:style-name="P42">Create a method inside views.py to link to</text:p>
          <text:list>
            <text:list-item>
              <text:p text:style-name="P28">Add a function inside the views.py file. The name of the function needs to match the parameter <text:s/>views.&lt;name_of_method_in_views&gt; that is passed into the path function in urls.py.</text:p>
            </text:list-item>
          </text:list>
        </text:list-item>
        <text:list-item>
          <text:p text:style-name="P42">Add urls.py from app to urls.py inside project folder</text:p>
          <text:list>
            <text:list-item>
              <text:p text:style-name="P29">make sure the “include” method is imported from django.urls</text:p>
            </text:list-item>
            <text:list-item>
              <text:p text:style-name="P29">Add a path to the urlpatterns</text:p>
              <text:list>
                <text:list-item>
                  <text:p text:style-name="P29">path(‘&lt;url&gt;’, include(‘&lt;app_name&gt;.urls’))</text:p>
                </text:list-item>
                <text:list-item>
                  <text:p text:style-name="P29">leave &lt;url&gt; inside path function blank if you want the home page to be <text:a xlink:type="simple" xlink:href="http://www.website.com/" text:style-name="Internet_20_link" text:visited-style-name="Visited_20_Internet_20_Link">www.website.com/</text:a>&lt;home&gt;</text:p>
                </text:list-item>
              </text:list>
            </text:list-item>
          </text:list>
        </text:list-item>
      </text:list>
      <text:p text:style-name="P30"/>
      <text:p text:style-name="P49">Templates <text:span text:style-name="T5">and Base layout</text:span></text:p>
      <text:list xml:id="list3950054978" text:style-name="L3">
        <text:list-item>
          <text:p text:style-name="P43">Tell django where to look for templates</text:p>
          <text:list>
            <text:list-item>
              <text:p text:style-name="P31">First step is to let django know where it can find our templates.</text:p>
            </text:list-item>
            <text:list-item>
              <text:p text:style-name="P31">Inside the settings.py file under the project folder, navigate to the TEMPLATES dictionary.</text:p>
            </text:list-item>
            <text:list-item>
              <text:p text:style-name="P31">Under DIRS we need to add the path to the directory where we will keep templates.</text:p>
            </text:list-item>
            <text:list-item>
              <text:p text:style-name="P31">Templates will be kept in the main folder or root foler (where manage.py is). </text:p>
            </text:list-item>
            <text:list-item>
              <text:p text:style-name="P31">To point to that location add the following to the DIRS list</text:p>
              <text:list>
                <text:list-item>
                  <text:p text:style-name="P31">os.path.join(BASE_DIR, ‘templates’)</text:p>
                </text:list-item>
                <text:list-item>
                  <text:p text:style-name="P31">BASE_DIR is defined at the top of settings.py as the path to the root directory</text:p>
                </text:list-item>
                <text:list-item>
                  <text:p text:style-name="P31">may need to import os before step 1</text:p>
                </text:list-item>
              </text:list>
            </text:list-item>
          </text:list>
        </text:list-item>
        <text:list-item>
          <text:p text:style-name="P43">Add the templates directory</text:p>
          <text:list>
            <text:list-item>
              <text:p text:style-name="P31">Inside the root folder, add a directory named ‘templates’</text:p>
            </text:list-item>
            <text:list-item>
              <text:p text:style-name="P31">inside the templates directory it is a good idea to create subdirectories with the names of each app to store templates separately.</text:p>
            </text:list-item>
          </text:list>
        </text:list-item>
        <text:list-item>
          <text:p text:style-name="P44">Add templates (html files) to these directories </text:p>
          <text:list>
            <text:list-item>
              <text:p text:style-name="P32">Once the templates have been created or added to the templates directory/s, we need to add the paths to the urlpatterns in the url.pys file for that specific app. </text:p>
            </text:list-item>
            <text:list-item>
              <text:p text:style-name="P33">Add index.html, and about.html templates</text:p>
            </text:list-item>
          </text:list>
        </text:list-item>
        <text:list-item>
          <text:p text:style-name="P45">Edit the urls.py file</text:p>
          <text:list>
            <text:list-item>
              <text:p text:style-name="P33">Add the path() functions for the templates</text:p>
              <text:list>
                <text:list-item>
                  <text:p text:style-name="P33">path(‘’, views.index, name=’index’)</text:p>
                </text:list-item>
                <text:list-item>
                  <text:p text:style-name="P33">path(‘about’, views.about, name=’about’)</text:p>
                </text:list-item>
              </text:list>
            </text:list-item>
          </text:list>
        </text:list-item>
        <text:list-item>
          <text:p text:style-name="P45">Add view method for templates</text:p>
          <text:list>
            <text:list-item>
              <text:p text:style-name="P33">Any newly created templates that were added to the urls.py file need view methods to go with them. </text:p>
            </text:list-item>
            <text:list-item>
              <text:p text:style-name="P33">Add/edit the views.py file to include view methods for the new templates</text:p>
            </text:list-item>
            <text:list-item>
              <text:p text:style-name="P33">Rather than return Httpresponse, we want to return the ‘render’ method</text:p>
            </text:list-item>
            <text:list-item>
              <text:p text:style-name="P33">render takes in two parameters (for now), request and the location of the template to render</text:p>
            </text:list-item>
          </text:list>
        </text:list-item>
        <text:list-item>
          <text:p text:style-name="P46">Create a base.html file</text:p>
          <text:list>
            <text:list-item>
              <text:p text:style-name="P34">In the root of the templates folder, create base.html</text:p>
            </text:list-item>
            <text:list-item>
              <text:p text:style-name="P34">This will be “extended” on all other templates</text:p>
            </text:list-item>
            <text:list-item>
              <text:p text:style-name="P34">Inside the body tag of the base.html file, add jinja block {% block content %} {% endblock %}</text:p>
              <text:list>
                <text:list-item>
                  <text:p text:style-name="P35">If pycharm project wasn’t created using django flag, the settings of the project will need to be modified to enable django support and also use jinja2 as the template language.</text:p>
                </text:list-item>
              </text:list>
            </text:list-item>
            <text:list-item>
              <text:p text:style-name="P36">Add the {% extends ‘base.html’ %} line to the top of all templates.</text:p>
            </text:list-item>
          </text:list>
        </text:list-item>
      </text:list>
      <text:p text:style-name="P37"/>
      <text:p text:style-name="P50">Static files</text:p>
      <text:list xml:id="list1052921523" text:style-name="L4">
        <text:list-item>
          <text:p text:style-name="P47">Create static folder</text:p>
          <text:list>
            <text:list-item>
              <text:p text:style-name="P38">Inside the django project folder (PycharmProjectFolder &gt; django project) create a new folder named ‘static’</text:p>
            </text:list-item>
            <text:list-item>
              <text:p text:style-name="P38">Add subdirectories to the static folder for any static content (css, js, fonts, img)</text:p>
            </text:list-item>
            <text:list-item>
              <text:p text:style-name="P39">navigate to settings.py inside the django project folder and add the following above/below STATIC_URL.</text:p>
              <text:list>
                <text:list-item>
                  <text:p text:style-name="P39">STATIC_ROOT = os.path.join(BASE_DIR, ‘static’)</text:p>
                </text:list-item>
                <text:list-item>
                  <text:p text:style-name="P39">STATICFILES_DIRS = [os.path.join(BASE_DIR, ‘&lt;project_dir_name&gt;/static’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1:09:03.235908633</meta:creation-date>
    <dc:date>2022-09-13T15:45:35.222870796</dc:date>
    <meta:editing-duration>PT1H34M55S</meta:editing-duration>
    <meta:editing-cycles>20</meta:editing-cycles>
    <meta:generator>LibreOffice/7.3.5.2$Linux_X86_64 LibreOffice_project/30$Build-2</meta:generator>
    <meta:document-statistic meta:table-count="0" meta:image-count="0" meta:object-count="0" meta:page-count="5" meta:paragraph-count="122" meta:word-count="1299" meta:character-count="7480" meta:non-whitespace-character-count="6411"/>
  </office:meta>
</office:document-meta>
</file>